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fo:language="en" fo:country="US" officeooo:rsid="0000c648" officeooo:paragraph-rsid="0000c648"/>
    </style:style>
    <style:style style:name="P2" style:family="paragraph" style:parent-style-name="Text_20_body" style:list-style-name="L1">
      <style:text-properties fo:language="en" fo:country="US" officeooo:rsid="0000c648" officeooo:paragraph-rsid="0000c648"/>
    </style:style>
    <style:style style:name="P3" style:family="paragraph" style:parent-style-name="Text_20_body" style:list-style-name="L1">
      <style:paragraph-properties style:writing-mode="lr-tb"/>
      <style:text-properties fo:language="en" fo:country="US" officeooo:rsid="0000c648" officeooo:paragraph-rsid="0000c648"/>
    </style:style>
    <style:style style:name="P4" style:family="paragraph" style:parent-style-name="Text_20_body" style:list-style-name="L1">
      <style:paragraph-properties style:writing-mode="lr-tb"/>
      <style:text-properties fo:language="en" fo:country="US" fo:font-style="italic" officeooo:rsid="0000c648" officeooo:paragraph-rsid="0000c648" style:font-style-asian="italic" style:font-style-complex="italic"/>
    </style:style>
    <style:style style:name="P5" style:family="paragraph" style:parent-style-name="Text_20_body" style:list-style-name="L1">
      <style:paragraph-properties style:writing-mode="lr-tb"/>
      <style:text-properties fo:language="en" fo:country="US" fo:font-style="italic" officeooo:rsid="00010b94" officeooo:paragraph-rsid="00010b94" style:font-style-asian="italic" style:font-style-complex="italic"/>
    </style:style>
    <style:style style:name="P6" style:family="paragraph" style:parent-style-name="Text_20_body" style:list-style-name="L1">
      <style:paragraph-properties style:writing-mode="lr-tb"/>
      <style:text-properties fo:language="en" fo:country="US" fo:font-style="normal" officeooo:rsid="0000c648" officeooo:paragraph-rsid="0000c648" style:font-style-asian="normal" style:font-style-complex="normal"/>
    </style:style>
    <style:style style:name="P7" style:family="paragraph" style:parent-style-name="Text_20_body" style:list-style-name="L1">
      <style:paragraph-properties style:writing-mode="lr-tb"/>
      <style:text-properties fo:language="en" fo:country="US" fo:font-style="normal" officeooo:rsid="00010b94" officeooo:paragraph-rsid="00010b94" style:font-style-asian="normal" style:font-style-complex="normal"/>
    </style:style>
    <style:style style:name="P8" style:family="paragraph" style:parent-style-name="Text_20_body" style:list-style-name="L1">
      <style:paragraph-properties style:writing-mode="lr-tb"/>
      <style:text-properties style:font-name="Liberation Mono" fo:language="en" fo:country="US" fo:font-style="normal" officeooo:rsid="00010b94" officeooo:paragraph-rsid="00010b94" style:font-style-asian="normal" style:font-style-complex="normal"/>
    </style:style>
    <style:style style:name="P9" style:family="paragraph" style:parent-style-name="Text_20_body" style:list-style-name="L1">
      <style:paragraph-properties style:writing-mode="lr-tb"/>
      <style:text-properties style:font-name="Liberation Mono" fo:language="en" fo:country="US" fo:font-style="normal" officeooo:rsid="0001128e" officeooo:paragraph-rsid="0001128e" style:font-style-asian="normal" style:font-style-complex="normal"/>
    </style:style>
    <style:style style:name="P10" style:family="paragraph" style:parent-style-name="Text_20_body" style:list-style-name="L1">
      <style:paragraph-properties style:writing-mode="lr-tb"/>
      <style:text-properties style:font-name="Liberation Mono" fo:language="en" fo:country="US" fo:font-style="normal" officeooo:rsid="00028a17" officeooo:paragraph-rsid="00028a17" style:font-style-asian="normal" style:font-style-complex="normal"/>
    </style:style>
    <style:style style:name="P11" style:family="paragraph" style:parent-style-name="Text_20_body" style:list-style-name="L1">
      <style:paragraph-properties style:writing-mode="lr-tb"/>
      <style:text-properties style:font-name="Liberation Mono" fo:language="en" fo:country="US" fo:font-style="normal" officeooo:rsid="00042e9d" officeooo:paragraph-rsid="00042e9d" style:font-style-asian="normal" style:font-style-complex="normal"/>
    </style:style>
    <style:style style:name="P12" style:family="paragraph" style:parent-style-name="Text_20_body" style:list-style-name="L1">
      <style:paragraph-properties style:writing-mode="lr-tb"/>
      <style:text-properties style:font-name="Liberation Serif" fo:language="en" fo:country="US" fo:font-style="normal" officeooo:rsid="00010b94" officeooo:paragraph-rsid="00010b94" style:font-style-asian="normal" style:font-style-complex="normal"/>
    </style:style>
    <style:style style:name="P13" style:family="paragraph" style:parent-style-name="Text_20_body" style:list-style-name="L1">
      <style:paragraph-properties style:writing-mode="lr-tb"/>
      <style:text-properties style:font-name="Liberation Serif" fo:language="en" fo:country="US" fo:font-style="normal" officeooo:rsid="0001128e" officeooo:paragraph-rsid="0001128e" style:font-style-asian="normal" style:font-style-complex="normal"/>
    </style:style>
    <style:style style:name="P14" style:family="paragraph" style:parent-style-name="Text_20_body" style:list-style-name="L1">
      <style:paragraph-properties fo:break-before="page" style:writing-mode="lr-tb"/>
      <style:text-properties style:font-name="Liberation Serif" fo:language="en" fo:country="US" fo:font-style="normal" officeooo:rsid="0001128e" officeooo:paragraph-rsid="0001128e" style:font-style-asian="normal" style:font-style-complex="normal"/>
    </style:style>
    <style:style style:name="P15" style:family="paragraph" style:parent-style-name="Text_20_body" style:list-style-name="">
      <style:paragraph-properties fo:line-height="115%" style:writing-mode="lr-tb"/>
      <style:text-properties style:font-name="Liberation Serif" fo:language="en" fo:country="US" fo:font-style="normal" officeooo:rsid="0001128e" officeooo:paragraph-rsid="0001128e" style:font-style-asian="normal" style:font-style-complex="normal"/>
    </style:style>
    <style:style style:name="P16" style:family="paragraph" style:parent-style-name="Text_20_body" style:list-style-name="L1">
      <style:paragraph-properties style:writing-mode="lr-tb"/>
      <style:text-properties style:font-name="Liberation Serif" fo:language="en" fo:country="US" fo:font-style="normal" officeooo:rsid="00028a17" officeooo:paragraph-rsid="00028a17" style:font-style-asian="normal" style:font-style-complex="normal"/>
    </style:style>
    <style:style style:name="P17" style:family="paragraph" style:parent-style-name="Text_20_body" style:list-style-name="L1">
      <style:paragraph-properties style:writing-mode="lr-tb"/>
      <style:text-properties style:font-name="Liberation Serif" fo:language="en" fo:country="US" fo:font-style="italic" officeooo:rsid="00028a17" officeooo:paragraph-rsid="00028a17" style:font-style-asian="italic" style:font-style-complex="italic"/>
    </style:style>
    <style:style style:name="P18" style:family="paragraph" style:parent-style-name="Text_20_body" style:list-style-name="L1">
      <style:paragraph-properties style:writing-mode="lr-tb"/>
      <style:text-properties style:font-name="Liberation Serif" fo:language="en" fo:country="US" fo:font-style="italic" officeooo:rsid="00042e9d" officeooo:paragraph-rsid="00042e9d" style:font-style-asian="italic" style:font-style-complex="itali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1128e" style:font-weight-asian="normal" style:font-weight-complex="normal"/>
    </style:style>
    <style:style style:name="T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style:font-name="Liberation Mono" fo:font-weight="normal" style:font-weight-asian="normal" style:font-weight-complex="normal"/>
    </style:style>
    <style:style style:name="T7" style:family="text">
      <style:text-properties style:font-name="Liberation Mono" fo:font-style="normal" fo:font-weight="normal" style:font-style-asian="normal" style:font-weight-asian="normal" style:font-style-complex="normal" style:font-weight-complex="normal"/>
    </style:style>
    <text:list-style style:name="L1">
      <text:list-level-style-number text:level="1" loext:num-list-format="6.%1%" style:num-prefix="6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Self-Review Exercises</text:h>
      <text:list text:style-name="L1">
        <text:list-item>
          <text:p text:style-name="P2">Answer each of the following:</text:p>
          <text:list>
            <text:list-item>
              <text:p text:style-name="P2">Lists and tables of values are stored in <text:span text:style-name="T1">arrays</text:span><text:span text:style-name="T2">.</text:span></text:p>
            </text:list-item>
            <text:list-item>
              <text:p text:style-name="P2"><text:span text:style-name="T2">The number used to refer to a particular element of an array is called its </text:span><text:span text:style-name="T1">subscript</text:span><text:span text:style-name="T2">.</text:span></text:p>
            </text:list-item>
            <text:list-item>
              <text:p text:style-name="P2"><text:span text:style-name="T2">A(n) </text:span><text:span text:style-name="T1">symbolic constant </text:span><text:span text:style-name="T2">should be used to specify the size of an array because it makes the program more scalable.</text:span></text:p>
            </text:list-item>
            <text:list-item>
              <text:p text:style-name="P2"><text:span text:style-name="T2">The process of placing the elements of an array in order is called </text:span><text:span text:style-name="T1">sorting </text:span><text:span text:style-name="T2">the array.</text:span></text:p>
            </text:list-item>
            <text:list-item>
              <text:p text:style-name="P3"><text:span text:style-name="T2">Determining whether an array contains a certain key value is called </text:span><text:span text:style-name="T1">searching </text:span><text:span text:style-name="T2">the array.</text:span></text:p>
            </text:list-item>
            <text:list-item>
              <text:p text:style-name="P3"><text:span text:style-name="T2">An array that uses two subscripts is referred to as a(n) </text:span><text:span text:style-name="T1">double-subscripted</text:span><text:span text:style-name="T2"> array.</text:span></text:p>
            </text:list-item>
          </text:list>
        </text:list-item>
        <text:list-item>
          <text:p text:style-name="P3"><text:span text:style-name="T2">State whether the following are </text:span><text:span text:style-name="T4">true </text:span><text:span text:style-name="T5">or </text:span><text:span text:style-name="T4">false</text:span><text:span text:style-name="T5">. If the answer is </text:span><text:span text:style-name="T4">false</text:span><text:span text:style-name="T5">, explain why.</text:span></text:p>
          <text:list>
            <text:list-item>
              <text:p text:style-name="P3"><text:span text:style-name="T5">An array can store many different types os values. </text:span></text:p>
              <text:p text:style-name="P4"><text:span text:style-name="T2">Answer: False. An array can store only values of same type.</text:span></text:p>
            </text:list-item>
            <text:list-item>
              <text:p text:style-name="P6"><text:span text:style-name="T2">An array subscript can be of data type </text:span><text:span text:style-name="T6">double</text:span><text:span text:style-name="T2">.</text:span></text:p>
              <text:p text:style-name="P4"><text:span text:style-name="T2">Answer: False. An array subscript need to be of integral data type.</text:span></text:p>
            </text:list-item>
            <text:list-item>
              <text:p text:style-name="P4"><text:span text:style-name="T5">If there are fewer initializers in an initializer list than the number of elements in the array, C automatically initializes the remaining elements to the last value in the list of initializers.</text:span></text:p>
              <text:p text:style-name="P4"><text:span text:style-name="T2">Answer: False. C automatically initialize the remaining elements to zero if there are not sufficient initializers.</text:span></text:p>
            </text:list-item>
            <text:list-item>
              <text:p text:style-name="P7"><text:span text:style-name="T2">It’s an error if an initializer list contains more initializers than there are elements in the array.</text:span></text:p>
              <text:p text:style-name="P5"><text:span text:style-name="T2">Answer: True.</text:span></text:p>
            </text:list-item>
            <text:list-item>
              <text:p text:style-name="P7"><text:span text:style-name="T2">An individual array element that’s passed to a function as an argument of the form a[i] and modified in the called function will contain the modified value in the calling function.</text:span></text:p>
              <text:p text:style-name="P5"><text:span text:style-name="T2">Answer: False. Individual array elements are passed to functions by value, so the original value is not changed.</text:span></text:p>
            </text:list-item>
          </text:list>
        </text:list-item>
        <text:list-item>
          <text:p text:style-name="P7"><text:span text:style-name="T2">Follow the instructions below regarding an array called </text:span><text:span text:style-name="T6">fractions</text:span><text:span text:style-name="T2">.</text:span></text:p>
          <text:list>
            <text:list-item>
              <text:p text:style-name="P7"><text:span text:style-name="T2">Define a symbolic constant </text:span><text:span text:style-name="T6">SIZE</text:span><text:span text:style-name="T2"> to be replaced with the replacement text 10.</text:span></text:p>
              <text:p text:style-name="P8"><text:span text:style-name="T2">#define SIZE 10</text:span></text:p>
            </text:list-item>
            <text:list-item>
              <text:p text:style-name="P12"><text:span text:style-name="T2">Define an array with </text:span><text:span text:style-name="T6">SIZE</text:span><text:span text:style-name="T2"> elements of type double and initialize the elements to 0.</text:span></text:p>
              <text:p text:style-name="P8"><text:span text:style-name="T2">double fractions[SIZE] = { 0 };</text:span></text:p>
            </text:list-item>
            <text:list-item>
              <text:p text:style-name="P12"><text:span text:style-name="T2">Refer to array element 4.</text:span></text:p>
              <text:p text:style-name="P8"><text:soft-page-break/><text:span text:style-name="T2">fractions[4]</text:span></text:p>
            </text:list-item>
            <text:list-item>
              <text:p text:style-name="P12"><text:span text:style-name="T2">Assign the value 1.667 to array element nine.</text:span></text:p>
              <text:p text:style-name="P8"><text:span text:style-name="T2">fractions[9] = 1.667;</text:span></text:p>
            </text:list-item>
            <text:list-item>
              <text:p text:style-name="P12"><text:span text:style-name="T2">Assign the value 3.333 to the seventh element of the array.</text:span></text:p>
              <text:p text:style-name="P8"><text:span text:style-name="T2">fractions[6] = 3.333;</text:span></text:p>
            </text:list-item>
            <text:list-item>
              <text:p text:style-name="P12"><text:span text:style-name="T2">Print array elements 6 and 9 with two digits of precision to the right of the decimal point, and show the output that’s displayed on the screen.</text:span></text:p>
              <text:p text:style-name="P8"><text:span text:style-name="T2">printf(“%.2f %.2f\n”, fractions[6], fractions[9]);</text:span></text:p>
            </text:list-item>
            <text:list-item>
              <text:p text:style-name="P12"><text:span text:style-name="T2">Print all the elements of the array, using a for repetition statement. Assume the integer variable x has been defined as a control variable for the loop. Show the output.</text:span></text:p>
              <text:p text:style-name="P8"><text:span text:style-name="T2">for (x = 0; x &lt; SIZE; x++) {</text:span></text:p>
              <text:list>
                <text:list-header>
                  <text:p text:style-name="P8"><text:span text:style-name="T2">printf(“</text:span><text:span text:style-name="T3">fractions[%u] = %f\n</text:span><text:span text:style-name="T2">“, fractions[x]);</text:span></text:p>
                </text:list-header>
              </text:list>
              <text:p text:style-name="P8"><text:span text:style-name="T2">}</text:span></text:p>
              <text:p text:style-name="P9"><text:span text:style-name="T2">Output:</text:span></text:p>
              <text:p text:style-name="P9"><text:span text:style-name="T2">fractions[0] = 0.000000</text:span></text:p>
              <text:p text:style-name="P9"><text:span text:style-name="T2">fractions[1] = 0.000000</text:span></text:p>
              <text:p text:style-name="P9"><text:span text:style-name="T2">fractions[2] = 0.000000</text:span></text:p>
              <text:p text:style-name="P9"><text:span text:style-name="T2">fractions[3] = 0.000000</text:span></text:p>
              <text:p text:style-name="P9"><text:span text:style-name="T2">fractions[4] = 0.000000</text:span></text:p>
              <text:p text:style-name="P9"><text:span text:style-name="T2">fractions[5] = 0.000000</text:span></text:p>
              <text:p text:style-name="P9"><text:span text:style-name="T2">fractions[6] = 3.333000</text:span></text:p>
              <text:p text:style-name="P9"><text:span text:style-name="T2">fractions[7] = 0.000000</text:span></text:p>
              <text:p text:style-name="P9"><text:span text:style-name="T2">fractions[8] = 0.000000</text:span></text:p>
              <text:p text:style-name="P9"><text:span text:style-name="T2">fractions[9] = 1.667000</text:span></text:p>
            </text:list-item>
          </text:list>
        </text:list-item>
        <text:list-item>
          <text:p text:style-name="P13"><text:span text:style-name="T2">Write statements to accomplish the following:</text:span></text:p>
          <text:list>
            <text:list-item>
              <text:p text:style-name="P13"><text:span text:style-name="T2">Define table to be an integer array and to have 3 rows and 3 columns. Assume the symbolic constant SIZE has been defined to be 3.</text:span></text:p>
              <text:p text:style-name="P9"><text:span text:style-name="T2">int table[SIZE][SIZE];</text:span></text:p>
            </text:list-item>
            <text:list-item>
              <text:p text:style-name="P13"><text:span text:style-name="T2">How many elements does the array table contain? Print the total number of elements.</text:span></text:p>
              <text:p text:style-name="P13"><text:span text:style-name="T2">Nine elements. </text:span><text:span text:style-name="T6">printf(“%d\n”, SIZE * SIZE);</text:span></text:p>
            </text:list-item>
          </text:list>
        </text:list-item>
      </text:list>
      <text:p text:style-name="P15"><text:span text:style-name="T2"/></text:p>
      <text:list text:continue-numbering="true" text:style-name="L1">
        <text:list-item>
          <text:list>
            <text:list-item>
              <text:p text:style-name="P14"><text:span text:style-name="T2">Use a for repetition statement to initialize each element of table to the sum of its subscripts. Assume the integer variables x and y are defined as control variables.</text:span></text:p>
              <text:p text:style-name="P9"><text:span text:style-name="T2">for (x = 0; x &lt; SIZE; x++)</text:span></text:p>
              <text:p text:style-name="P9"><text:span text:style-name="T2">{</text:span></text:p>
              <text:list>
                <text:list-header>
                  <text:p text:style-name="P9"><text:span text:style-name="T2">for (y = 0; y &lt; SIZE; y++)</text:span></text:p>
                  <text:p text:style-name="P9"><text:span text:style-name="T2">{</text:span></text:p>
                  <text:list>
                    <text:list-header>
                      <text:p text:style-name="P9"><text:span text:style-name="T2">table[x][y] = x + y;</text:span></text:p>
                    </text:list-header>
                  </text:list>
                  <text:p text:style-name="P9"><text:span text:style-name="T2">}</text:span></text:p>
                </text:list-header>
              </text:list>
              <text:p text:style-name="P9"><text:span text:style-name="T2">}</text:span></text:p>
            </text:list-item>
            <text:list-item>
              <text:p text:style-name="P13"><text:span text:style-name="T2">Print the values of each element of array </text:span><text:span text:style-name="T6">table</text:span><text:span text:style-name="T2">. Assume the array was initialized with the definition:</text:span></text:p>
              <text:p text:style-name="P9"><text:span text:style-name="T2">int table[SIZE][SIZE] = </text:span></text:p>
              <text:list>
                <text:list-header>
                  <text:p text:style-name="P9"><text:span text:style-name="T2">{{ 1, 8 }, { 2, 4, 6 }, { 5 } };</text:span></text:p>
                </text:list-header>
              </text:list>
              <text:p text:style-name="P9"><text:span text:style-name="T2">for (x = 0; x &lt; SIZE; x++)</text:span></text:p>
              <text:p text:style-name="P9"><text:span text:style-name="T2">{</text:span></text:p>
              <text:list text:continue-numbering="true">
                <text:list-header>
                  <text:p text:style-name="P9"><text:span text:style-name="T2">for (y = 0; y &lt; SIZE; y++)</text:span></text:p>
                  <text:p text:style-name="P9"><text:span text:style-name="T2">{</text:span></text:p>
                  <text:list>
                    <text:list-header>
                      <text:p text:style-name="P9"><text:span text:style-name="T2">printf(“table[%d][%d] = %d\n”, x, y, table[x][y]);</text:span></text:p>
                    </text:list-header>
                  </text:list>
                  <text:p text:style-name="P9"><text:span text:style-name="T2">}</text:span></text:p>
                </text:list-header>
              </text:list>
              <text:p text:style-name="P9"><text:span text:style-name="T2">}</text:span></text:p>
              <text:p text:style-name="P9"><text:span text:style-name="T2">Output:</text:span></text:p>
              <text:p text:style-name="P9"><text:span text:style-name="T2">table[0][0] = 1</text:span></text:p>
              <text:p text:style-name="P9"><text:span text:style-name="T2">table[0][1] = 8</text:span></text:p>
              <text:p text:style-name="P9"><text:span text:style-name="T2">table[0][2] = 0</text:span></text:p>
              <text:p text:style-name="P9"><text:span text:style-name="T2">table[1][0] = 2</text:span></text:p>
              <text:p text:style-name="P9"><text:span text:style-name="T2">table[1][1] = 4</text:span></text:p>
              <text:p text:style-name="P9"><text:span text:style-name="T2">table[1][2] = 6</text:span></text:p>
              <text:p text:style-name="P9"><text:span text:style-name="T2">table[2][0] = 5</text:span></text:p>
              <text:p text:style-name="P9"><text:span text:style-name="T2">table[2][1] = 0</text:span></text:p>
              <text:p text:style-name="P9"><text:span text:style-name="T2">table[2][2] = 0</text:span></text:p>
            </text:list-item>
          </text:list>
        </text:list-item>
        <text:list-item>
          <text:p text:style-name="P16"><text:span text:style-name="T2">Find the error in each of the following program segments and correct the error.</text:span></text:p>
          <text:list>
            <text:list-item>
              <text:p text:style-name="P10"><text:span text:style-name="T2">#define SIZE 100;</text:span></text:p>
              <text:p text:style-name="P17"><text:soft-page-break/><text:span text:style-name="T2">Error: In symbolic constant definition we shouldn’t use a semicolon at the end of the statement.</text:span></text:p>
              <text:p text:style-name="P17"><text:span text:style-name="T2">Correction: Remove the semicolon at the end of the statement.</text:span></text:p>
            </text:list-item>
            <text:list-item>
              <text:p text:style-name="P17"><text:span text:style-name="T7">SIZE = 10;</text:span></text:p>
              <text:p text:style-name="P17"><text:span text:style-name="T2">Error: Assigning a value to a symbolic constant using an assignment statement.</text:span></text:p>
              <text:p text:style-name="P17"><text:span text:style-name="T2">Correction: Assign a value to the symbolic constant in a #define preprocessor directive without using the assignment operator as in #define SIZE 10.</text:span></text:p>
            </text:list-item>
            <text:list-item>
              <text:p text:style-name="P17"><text:span text:style-name="T2">Assume</text:span><text:span text:style-name="T5"> </text:span><text:span text:style-name="T7">int b[10] = { 0 }, I;</text:span></text:p>
              <text:p text:style-name="P17"><text:span text:style-name="T7">for (i = 0; i &lt;= 10; i++) {</text:span></text:p>
              <text:list>
                <text:list-header>
                  <text:p text:style-name="P17"><text:span text:style-name="T7">b[i] = 1;</text:span></text:p>
                </text:list-header>
              </text:list>
              <text:p text:style-name="P17"><text:span text:style-name="T7">}</text:span></text:p>
              <text:p text:style-name="P17"><text:span text:style-name="T2">Error: Referencing an array element outside the bounds of the array (b[10]).</text:span></text:p>
              <text:p text:style-name="P17"><text:span text:style-name="T2">Correction: Change the final value of the control variable to 9.</text:span></text:p>
            </text:list-item>
            <text:list-item>
              <text:p text:style-name="P10"><text:span text:style-name="T2">#include &lt;stdio.h&gt;;</text:span></text:p>
              <text:p text:style-name="P17"><text:span text:style-name="T2">Error: The semicolon at the end of the #include directive.</text:span></text:p>
              <text:p text:style-name="P17"><text:span text:style-name="T2">Correction: Remove the semicolon.</text:span></text:p>
            </text:list-item>
            <text:list-item>
              <text:p text:style-name="P17"><text:span text:style-name="T2">Assume </text:span><text:span text:style-name="T7">int a[2][2] = {{ 1, 2 }, { 3, 4 }};</text:span></text:p>
              <text:p text:style-name="P17"><text:span text:style-name="T7">a[1, 1] = 5;</text:span></text:p>
              <text:p text:style-name="P17"><text:span text:style-name="T2">Error:Array subscripting done incorrectly</text:span></text:p>
              <text:p text:style-name="P17"><text:span text:style-name="T2">Correction: Change the statemetn to a[1][1] = 5;</text:span></text:p>
            </text:list-item>
            <text:list-item>
              <text:p text:style-name="P11"><text:span text:style-name="T2">#define VALUE = 120</text:span></text:p>
              <text:p text:style-name="P18"><text:span text:style-name="T2">Error: using an assignment operator in a #define directive.</text:span></text:p>
              <text:p text:style-name="P18"><text:span text:style-name="T2">Correction: remove the assignment operator.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5T20:12:25.519077066</meta:creation-date>
    <dc:date>2024-04-25T21:08:54.249699792</dc:date>
    <meta:editing-duration>PT2M</meta:editing-duration>
    <meta:editing-cycles>1</meta:editing-cycles>
    <meta:document-statistic meta:table-count="0" meta:image-count="0" meta:object-count="0" meta:page-count="4" meta:paragraph-count="103" meta:word-count="865" meta:character-count="4810" meta:non-whitespace-character-count="4079"/>
    <meta:generator>LibreOffice/24.2.2.2$Linux_X86_64 LibreOffice_project/427a8baee0312a7693737440f205d2e411d50bad</meta:generator>
  </office:meta>
</office:document-meta>
</file>